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16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17" style:family="paragraph" style:parent-style-name="Text_20_body" style:list-style-name="List_20_1">
      <style:text-properties officeooo:paragraph-rsid="001e0874"/>
    </style:style>
    <style:style style:name="P18" style:family="paragraph" style:parent-style-name="Text_20_body" style:list-style-name="List_20_1">
      <style:text-properties officeooo:paragraph-rsid="007d8a72"/>
    </style:style>
    <style:style style:name="P19" style:family="paragraph" style:parent-style-name="Text_20_body" style:list-style-name="List_20_1">
      <style:text-properties officeooo:paragraph-rsid="0092e182"/>
    </style:style>
    <style:style style:name="P20" style:family="paragraph" style:parent-style-name="Text_20_body" style:list-style-name="List_20_1">
      <style:text-properties officeooo:paragraph-rsid="00eefb85"/>
    </style:style>
    <style:style style:name="P2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22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2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2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2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2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27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2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2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3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3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3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3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3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3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3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3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3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3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4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4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4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4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4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45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4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4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5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5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53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5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5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2d276" officeooo:paragraph-rsid="00d2d276" style:font-size-asian="9.14999961853027pt" style:font-weight-asian="normal" style:font-size-complex="10.5pt" style:font-weight-complex="normal"/>
    </style:style>
    <style:style style:name="P5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a1c4b" officeooo:paragraph-rsid="00da1c4b" style:font-size-asian="9.14999961853027pt" style:font-weight-asian="normal" style:font-size-complex="10.5pt" style:font-weight-complex="normal"/>
    </style:style>
    <style:style style:name="P5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217f6" officeooo:paragraph-rsid="00e217f6" style:font-size-asian="9.14999961853027pt" style:font-weight-asian="normal" style:font-size-complex="10.5pt" style:font-weight-complex="normal"/>
    </style:style>
    <style:style style:name="P5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2ca5" officeooo:paragraph-rsid="00e42ca5" style:font-size-asian="9.14999961853027pt" style:font-weight-asian="normal" style:font-size-complex="10.5pt" style:font-weight-complex="normal"/>
    </style:style>
    <style:style style:name="P5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5eda2" style:font-size-asian="9.14999961853027pt" style:font-weight-asian="normal" style:font-size-complex="10.5pt" style:font-weight-complex="normal"/>
    </style:style>
    <style:style style:name="P6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7a9e3" style:font-size-asian="9.14999961853027pt" style:font-weight-asian="normal" style:font-size-complex="10.5pt" style:font-weight-complex="normal"/>
    </style:style>
    <style:style style:name="P6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827ce" style:font-size-asian="9.14999961853027pt" style:font-weight-asian="normal" style:font-size-complex="10.5pt" style:font-weight-complex="normal"/>
    </style:style>
    <style:style style:name="P6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6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d2d276" officeooo:paragraph-rsid="00d2d276" style:font-size-asian="9.14999961853027pt" style:font-weight-asian="bold" style:font-size-complex="10.5pt" style:font-weight-complex="bold"/>
    </style:style>
    <style:style style:name="P6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6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6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c76365" style:font-size-asian="12pt" style:font-weight-asian="bold" style:font-size-complex="12pt" style:font-weight-complex="bold"/>
    </style:style>
    <style:style style:name="P6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d2d276" style:font-size-asian="12pt" style:font-weight-asian="bold" style:font-size-complex="12pt" style:font-weight-complex="bold"/>
    </style:style>
    <style:style style:name="P6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0dc29" style:font-size-asian="12pt" style:font-weight-asian="bold" style:font-size-complex="12pt" style:font-weight-complex="bold"/>
    </style:style>
    <style:style style:name="P6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217f6" style:font-size-asian="12pt" style:font-weight-asian="bold" style:font-size-complex="12pt" style:font-weight-complex="bold"/>
    </style:style>
    <style:style style:name="P7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efb85" style:font-size-asian="12pt" style:font-weight-asian="bold" style:font-size-complex="12pt" style:font-weight-complex="bold"/>
    </style:style>
    <style:style style:name="P7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f43bd7" style:font-size-asian="12pt" style:font-weight-asian="bold" style:font-size-complex="12pt" style:font-weight-complex="bold"/>
    </style:style>
    <style:style style:name="P72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73" style:family="paragraph" style:parent-style-name="Text_20_body" style:list-style-name="List_20_1">
      <style:text-properties officeooo:rsid="002c95d6" officeooo:paragraph-rsid="002c95d6"/>
    </style:style>
    <style:style style:name="P74" style:family="paragraph" style:parent-style-name="Text_20_body" style:list-style-name="List_20_1">
      <style:text-properties officeooo:rsid="00248fac" officeooo:paragraph-rsid="0026962c"/>
    </style:style>
    <style:style style:name="P75" style:family="paragraph" style:parent-style-name="Text_20_body" style:list-style-name="List_20_1">
      <style:text-properties officeooo:rsid="000e4396" officeooo:paragraph-rsid="000e4396"/>
    </style:style>
    <style:style style:name="P76" style:family="paragraph" style:parent-style-name="Text_20_body" style:list-style-name="List_20_1">
      <style:text-properties officeooo:rsid="0054f043" officeooo:paragraph-rsid="0054f043"/>
    </style:style>
    <style:style style:name="P77" style:family="paragraph" style:parent-style-name="Text_20_body" style:list-style-name="List_20_1">
      <style:text-properties officeooo:rsid="00644a75" officeooo:paragraph-rsid="00644a75"/>
    </style:style>
    <style:style style:name="P78" style:family="paragraph" style:parent-style-name="Text_20_body" style:list-style-name="List_20_1">
      <style:text-properties officeooo:rsid="00675976" officeooo:paragraph-rsid="00675976"/>
    </style:style>
    <style:style style:name="P79" style:family="paragraph" style:parent-style-name="Text_20_body" style:list-style-name="List_20_1">
      <style:text-properties officeooo:rsid="0072e92a" officeooo:paragraph-rsid="0072e92a"/>
    </style:style>
    <style:style style:name="P80" style:family="paragraph" style:parent-style-name="Text_20_body" style:list-style-name="List_20_1">
      <style:text-properties officeooo:rsid="007c885c" officeooo:paragraph-rsid="007c885c"/>
    </style:style>
    <style:style style:name="P81" style:family="paragraph" style:parent-style-name="Text_20_body" style:list-style-name="List_20_1">
      <style:text-properties officeooo:rsid="007d8a72" officeooo:paragraph-rsid="007d8a72"/>
    </style:style>
    <style:style style:name="P82" style:family="paragraph" style:parent-style-name="Text_20_body" style:list-style-name="List_20_1">
      <style:text-properties officeooo:rsid="007e1141" officeooo:paragraph-rsid="007e1141"/>
    </style:style>
    <style:style style:name="P83" style:family="paragraph" style:parent-style-name="Text_20_body" style:list-style-name="List_20_1">
      <style:text-properties officeooo:rsid="008236d9" officeooo:paragraph-rsid="008236d9"/>
    </style:style>
    <style:style style:name="P84" style:family="paragraph" style:parent-style-name="Text_20_body" style:list-style-name="List_20_1">
      <style:text-properties officeooo:rsid="009924a5" officeooo:paragraph-rsid="009924a5"/>
    </style:style>
    <style:style style:name="P85" style:family="paragraph" style:parent-style-name="Text_20_body" style:list-style-name="List_20_1">
      <style:text-properties officeooo:rsid="0099405f" officeooo:paragraph-rsid="0099405f"/>
    </style:style>
    <style:style style:name="P86" style:family="paragraph" style:parent-style-name="Text_20_body" style:list-style-name="List_20_1">
      <style:text-properties officeooo:rsid="009ce3b1" officeooo:paragraph-rsid="009ce3b1"/>
    </style:style>
    <style:style style:name="P87" style:family="paragraph" style:parent-style-name="Text_20_body" style:list-style-name="List_20_1">
      <style:text-properties fo:font-size="10.5pt" officeooo:rsid="00c5fe05" officeooo:paragraph-rsid="00c5fe05" style:font-size-asian="10.5pt" style:font-size-complex="10.5pt"/>
    </style:style>
    <style:style style:name="P88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style:font-name="Liberation Serif" fo:font-size="10.5pt" fo:letter-spacing="normal" fo:font-style="normal" fo:font-weight="normal" officeooo:rsid="00eefb85" style:font-size-asian="9.14999961853027pt" style:font-weight-asian="normal" style:font-size-complex="10.5pt" style:font-weight-complex="normal"/>
    </style:style>
    <style:style style:name="T19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20" style:family="text">
      <style:text-properties fo:font-variant="normal" fo:text-transform="none" fo:color="#000000" style:font-name="Liberation Serif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21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22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23" style:family="text">
      <style:text-properties fo:font-variant="normal" fo:text-transform="none" fo:color="#000000" style:font-name="Liberation Serif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24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25" style:family="text">
      <style:text-properties loext:padding="0cm" loext:border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f6d258"/>
    </style:style>
    <style:style style:name="T28" style:family="text">
      <style:text-properties officeooo:rsid="00f7a9e3"/>
    </style:style>
    <style:style style:name="T29" style:family="text">
      <style:text-properties officeooo:rsid="00f827ce"/>
    </style:style>
    <style:style style:name="T30" style:family="text">
      <style:text-properties officeooo:rsid="00f9c412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tab/>GIT</text:p>
      <text:h text:style-name="P1" text:outline-level="2"><text:span text:style-name="T1">1. </text:span>What is Git?</text:h>
      <text:list xml:id="list3920859786" text:style-name="List_20_1">
        <text:list-item>
          <text:p text:style-name="P21">Git is popular version control system.<text:tab/></text:p>
        </text:list-item>
        <text:list-item>
          <text:p text:style-name="P73"><text:span text:style-name="T3">I</text:span><text:span text:style-name="T2">nstalling Git </text:span></text:p>
          <text:list>
            <text:list-header>
              <text:p text:style-name="P73"><text:span text:style-name="T19">syntax :-</text:span><text:span text:style-name="T2"> sudo apt install git.</text:span></text:p>
            </text:list-header>
          </text:list>
        </text:list-item>
        <text:list-item>
          <text:p text:style-name="P74"><text:span text:style-name="T3">G</text:span><text:span text:style-name="T2">it version :- 2.25.1</text:span></text:p>
          <text:list>
            <text:list-header>
              <text:p text:style-name="P74"><text:span text:style-name="T20">syntax:- </text:span><text:span text:style-name="T5">git --version</text:span><text:span text:style-name="T2"> </text:span></text:p>
            </text:list-header>
          </text:list>
        </text:list-item>
        <text:list-item>
          <text:p text:style-name="P75"><text:span text:style-name="T3">U</text:span><text:span text:style-name="T2">sed for:-</text:span></text:p>
        </text:list-item>
      </text:list>
      <text:list xml:id="list3021016465" text:style-name="Numbering_20_123">
        <text:list-item>
          <text:list>
            <text:list-item>
              <text:list>
                <text:list-item>
                  <text:p text:style-name="P22">Tracking code changes.</text:p>
                </text:list-item>
                <text:list-item>
                  <text:p text:style-name="P22">Tracking who made changes.</text:p>
                </text:list-item>
                <text:list-item>
                  <text:p text:style-name="P22">Coding collaboration.</text:p>
                </text:list-item>
              </text:list>
            </text:list-item>
          </text:list>
        </text:list-item>
      </text:list>
      <text:p text:style-name="P5">2. What does Git do?</text:p>
      <text:list xml:id="list165421156332254" text:continue-list="list3920859786" text:style-name="List_20_1">
        <text:list-item>
          <text:p text:style-name="P23">Manage projects with Repositories.</text:p>
        </text:list-item>
        <text:list-item>
          <text:p text:style-name="P23">Clone a project to work on a local copy.</text:p>
        </text:list-item>
        <text:list-item>
          <text:p text:style-name="P23">Control and track changes with staging and committing.</text:p>
        </text:list-item>
        <text:list-item>
          <text:p text:style-name="P23">Branch and merge to allow for work on different parts and versions of a project.</text:p>
        </text:list-item>
        <text:list-item>
          <text:p text:style-name="P24">Pull the latest version of the project to a local copy.</text:p>
        </text:list-item>
        <text:list-item>
          <text:p text:style-name="P25">Push local updates to main project.</text:p>
        </text:list-item>
      </text:list>
      <text:p text:style-name="P3">3. Working with Git</text:p>
      <text:list xml:id="list165419744952374" text:continue-numbering="true" text:style-name="List_20_1">
        <text:list-item>
          <text:p text:style-name="P17"><text:span text:style-name="T4">Initialize Git on a folder, making it a </text:span><text:span text:style-name="Strong_20_Emphasis"><text:span text:style-name="T4">Repository</text:span></text:span></text:p>
        </text:list-item>
        <text:list-item>
          <text:p text:style-name="P26">Git now creates a hidden folder to keep track of changes in that folder</text:p>
        </text:list-item>
        <text:list-item>
          <text:p text:style-name="P17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17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17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26">Git allows you to see the full history of every commit.</text:p>
        </text:list-item>
        <text:list-item>
          <text:p text:style-name="P26">You can revert back to any previous commit.</text:p>
        </text:list-item>
        <text:list-item>
          <text:p text:style-name="P26">Git does not store a separate copy of every file in every commit, but keeps track of changes made in each commit!</text:p>
        </text:list-item>
      </text:list>
      <text:p text:style-name="P4">4. What is GitHub?</text:p>
      <text:list xml:id="list283865572" text:style-name="L1">
        <text:list-item>
          <text:p text:style-name="P88">Git is not the same as GitHub.</text:p>
        </text:list-item>
        <text:list-item>
          <text:p text:style-name="P88">GitHub makes tools that use Git.</text:p>
        </text:list-item>
        <text:list-item>
          <text:p text:style-name="P27">GitHub is the largest host of source code in the world, and has been owned by Microsoft since 2018.</text:p>
        </text:list-item>
      </text:list>
      <text:p text:style-name="P16"/>
      <text:p text:style-name="P16"/>
      <text:p text:style-name="P15"><text:soft-page-break/></text:p>
      <text:p text:style-name="P64">5. Installing Git :-</text:p>
      <text:list xml:id="list165419980781667" text:continue-list="list165419744952374" text:style-name="List_20_1">
        <text:list-item>
          <text:p text:style-name="P28">sudo apt install git-all</text:p>
        </text:list-item>
        <text:list-item>
          <text:p text:style-name="P76"><text:span text:style-name="T6">S</text:span><text:span text:style-name="T2">et up username and email.</text:span></text:p>
          <text:list>
            <text:list-header>
              <text:p text:style-name="P28">$ <text:span text:style-name="T25">git config</text:span> <text:span text:style-name="T25">--global</text:span> user.name <text:span text:style-name="T25">"yourusername"</text:span><text:line-break/>$ <text:span text:style-name="T25">git config</text:span> <text:span text:style-name="T25">--global</text:span> user.email <text:span text:style-name="T25">"</text:span><text:a xlink:type="simple" xlink:href="mailto:yourusername@example.com" text:style-name="Internet_20_link" text:visited-style-name="Visited_20_Internet_20_Link"><text:span text:style-name="T25">yourusername@example.com</text:span></text:a><text:span text:style-name="T25">"</text:span></text:p>
            </text:list-header>
          </text:list>
        </text:list-item>
        <text:list-item>
          <text:p text:style-name="P33">To check if the configuration have been set properly </text:p>
          <text:list>
            <text:list-header>
              <text:p text:style-name="P33">git config --list</text:p>
            </text:list-header>
          </text:list>
        </text:list-item>
      </text:list>
      <text:p text:style-name="P6">6. git init command</text:p>
      <text:list xml:id="list165421294208699" text:continue-numbering="true" text:style-name="List_20_1">
        <text:list-item>
          <text:p text:style-name="P29">You can tell Git to monitor this directory.</text:p>
        </text:list-item>
        <text:list-item>
          <text:p text:style-name="P30">It is used for create and initialized the git directory (repo) in our system.</text:p>
        </text:list-item>
        <text:list-item>
          <text:p text:style-name="P30">For initiazlization :- git init</text:p>
        </text:list-item>
        <text:list-item>
          <text:p text:style-name="P30">For createing new repo with initialization :- git init new</text:p>
        </text:list-item>
      </text:list>
      <text:p text:style-name="P7">7. git add command</text:p>
      <text:list xml:id="list165420830189335" text:continue-numbering="true" text:style-name="List_20_1">
        <text:list-item>
          <text:p text:style-name="P31">To make file tracked , we use add command.</text:p>
          <text:list>
            <text:list-header>
              <text:p text:style-name="P31">Syntax:- git add file_name <text:s text:c="2"/>or <text:s text:c="2"/>git add . <text:s text:c="3"/>(to add everything in the dir).</text:p>
            </text:list-header>
          </text:list>
        </text:list-item>
      </text:list>
      <text:p text:style-name="P8">8. git commit command</text:p>
      <text:list xml:id="list165420206984396" text:continue-numbering="true" text:style-name="List_20_1">
        <text:list-item>
          <text:p text:style-name="P32">So even though Git is tracking index.html, there isn’t anything in the Git repository about the file yet.</text:p>
        </text:list-item>
        <text:list-item>
          <text:p text:style-name="P34">Used for commit the chnages in current repo.</text:p>
          <text:list>
            <text:list-header>
              <text:p text:style-name="P35">git commit -m “comment which you want”</text:p>
            </text:list-header>
          </text:list>
        </text:list-item>
      </text:list>
      <text:p text:style-name="P9">9. <text:s/>git status</text:p>
      <text:list xml:id="list165419577962246" text:continue-numbering="true" text:style-name="List_20_1">
        <text:list-item>
          <text:p text:style-name="P36">shows the current condition of working directory</text:p>
          <text:p text:style-name="P36"><text:s/>syntax :- git status</text:p>
        </text:list-item>
      </text:list>
      <text:p text:style-name="P10">10. git log</text:p>
      <text:list xml:id="list165421353398434" text:continue-numbering="true" text:style-name="List_20_1">
        <text:list-item>
          <text:p text:style-name="P37">Log command shows the history.</text:p>
        </text:list-item>
        <text:list-item>
          <text:p text:style-name="P51">Provide messages commit in past , author , date and time.</text:p>
        </text:list-item>
        <text:list-item>
          <text:p text:style-name="P51">For only 5 comments :- git log -n 5</text:p>
        </text:list-item>
        <text:list-item>
          <text:p text:style-name="P51">By date :- git log --since = yyyy-mm-dd</text:p>
        </text:list-item>
        <text:list-item>
          <text:p text:style-name="P51">Till the date :- git log --until = yyyy-mm-dd</text:p>
        </text:list-item>
        <text:list-item>
          <text:p text:style-name="P51">By author name :- git log author = “Sachin-beryl”</text:p>
        </text:list-item>
        <text:list-item>
          <text:p text:style-name="P51">Using messages specific words :- </text:p>
          <text:list>
            <text:list-item>
              <text:list>
                <text:list-header>
                  <text:p text:style-name="P51">git log --grep = “Init”</text:p>
                  <text:p text:style-name="P51">git log --grep = “Bugfix”</text:p>
                  <text:p text:style-name="P51">git log –grep = “github issue”</text:p>
                </text:list-header>
              </text:list>
            </text:list-item>
          </text:list>
        </text:list-item>
      </text:list>
      <text:p text:style-name="P11"><text:soft-page-break/>11. git rm command</text:p>
      <text:list xml:id="list165421467742654" text:continue-numbering="true" text:style-name="List_20_1">
        <text:list-item>
          <text:p text:style-name="P38">git rm “fle-name”</text:p>
        </text:list-item>
        <text:list-item>
          <text:p text:style-name="P39">git rm -r “file_name” <text:s/>(repo having sub-repo).</text:p>
          <text:list>
            <text:list-header>
              <text:p text:style-name="P40">Steps for remove repo</text:p>
              <text:p text:style-name="P40">1. git rm “file_name”</text:p>
              <text:p text:style-name="P40">2. git commit -m “comment”</text:p>
              <text:p text:style-name="P40">3. git push &lt;remote-name&gt; &lt;branch-name&gt;</text:p>
            </text:list-header>
          </text:list>
        </text:list-item>
        <text:list-item>
          <text:p text:style-name="P41">rm –cached (for delete from only online , not on system)</text:p>
        </text:list-item>
        <text:list-item>
          <text:p text:style-name="P41">rm –dry-run <text:s/>(remove not actually , we can see an output of the file)</text:p>
        </text:list-item>
      </text:list>
      <text:p text:style-name="P12">12. git pull</text:p>
      <text:list xml:id="list165421667660746" text:continue-numbering="true" text:style-name="List_20_1">
        <text:list-item>
          <text:p text:style-name="P42">Used to fetch and download content from a remote repository and immediately update the local repo to match that content.</text:p>
        </text:list-item>
        <text:list-item>
          <text:p text:style-name="P77"><text:span text:style-name="T2">Syntax :- git pull </text:span><text:span text:style-name="T7">&lt;remote&gt; </text:span><text:span text:style-name="T17">&lt;branch&gt;</text:span></text:p>
          <text:list>
            <text:list-header>
              <text:p text:style-name="P78"><text:span text:style-name="T7">n</text:span><text:span text:style-name="T2">ote <text:s/>:- git pull contains git fetch &lt;remote&gt; and git merge origin/&lt;current-branch&gt;</text:span></text:p>
            </text:list-header>
          </text:list>
        </text:list-item>
      </text:list>
      <text:p text:style-name="P13">13. git push</text:p>
      <text:list xml:id="list165419658571144" text:continue-numbering="true" text:style-name="List_20_1">
        <text:list-item>
          <text:p text:style-name="P43">used to push all commits from local repo to online repository.</text:p>
          <text:p text:style-name="P79"><text:span text:style-name="T2">Syntax :- git push -u </text:span><text:span text:style-name="T8">origin main</text:span></text:p>
          <text:list>
            <text:list-item>
              <text:list>
                <text:list-header>
                  <text:p text:style-name="P87">Create any folder </text:p>
                  <text:p text:style-name="P87">cd folder</text:p>
                  <text:p text:style-name="P87">git init</text:p>
                  <text:p text:style-name="P87">gir remote add &lt;remote&gt;&lt;ssh-link&gt;</text:p>
                  <text:p text:style-name="P87">git pull &lt;remote&gt;&lt;branch&gt;</text:p>
                </text:list-header>
              </text:list>
            </text:list-item>
          </text:list>
        </text:list-item>
      </text:list>
      <text:p text:style-name="P14">14. git remote add origin url:-</text:p>
      <text:list xml:id="list165421458357665" text:continue-numbering="true" text:style-name="List_20_1">
        <text:list-item>
          <text:p text:style-name="P62">first by SSH key</text:p>
          <text:list>
            <text:list-item>
              <text:list>
                <text:list-item>
                  <text:p text:style-name="P44">check for ssh key :- ls -l ~/.ssh/id_*.pub</text:p>
                </text:list-item>
                <text:list-item>
                  <text:p text:style-name="P80"><text:span text:style-name="T2">if not present then </text:span><text:span text:style-name="T19">generate new ssh key</text:span></text:p>
                  <text:list>
                    <text:list-header>
                      <text:p text:style-name="P44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44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45"><text:tab/> <text:s text:c="10"/>ssh -keygen</text:p>
      <text:list xml:id="list165421430847649" text:continue-numbering="true" text:style-name="List_20_1">
        <text:list-item>
          <text:list>
            <text:list-item>
              <text:list>
                <text:list-item>
                  <text:p text:style-name="P18"><text:span text:style-name="T10">Then go to location of </text:span><text:span text:style-name="T23">id_rsa.pub</text:span></text:p>
                  <text:list>
                    <text:list-header>
                      <text:p text:style-name="P46">eg :- Home/beryl/.ssh/id_rsa.pub</text:p>
                    </text:list-header>
                    <text:list-item>
                      <text:p text:style-name="P81"><text:span text:style-name="T9">c</text:span><text:span text:style-name="T2">opy the key from the file </text:span><text:span text:style-name="T19">(entire file)</text:span></text:p>
                    </text:list-item>
                    <text:list-item>
                      <text:p text:style-name="P46">then go to github profile setting -&gt; Access (ssh and gpg key) -&gt; click new ssh key -&gt; paste the key -&gt; press add ssh key.</text:p>
                    </text:list-item>
                    <text:list-item>
                      <text:p text:style-name="P47"><text:soft-page-break/>Now go to file loaction which you want to upload on github, open terminal there. And executing below commands .</text:p>
                      <text:list>
                        <text:list-header>
                          <text:p text:style-name="P47">git init</text:p>
                          <text:p text:style-name="P47">git add file or folder_name</text:p>
                          <text:p text:style-name="P47">git commit -m “Comment”</text:p>
                          <text:p text:style-name="P47">git branch -M main</text:p>
                          <text:p text:style-name="P82"><text:span text:style-name="T2">git remote add origin </text:span><text:span text:style-name="T19">url </text:span><text:span text:style-name="T2"><text:s text:c="11"/></text:span><text:span text:style-name="T19">:- url-</text:span><text:span text:style-name="T24">&gt;</text:span><text:span text:style-name="T19">( </text:span><text:a xlink:type="simple" xlink:href="mailto:git@github.com" text:style-name="Internet_20_link" text:visited-style-name="Visited_20_Internet_20_Link"><text:span text:style-name="T21">git@github.</text:span></text:a><text:a xlink:type="simple" xlink:href="mailto:git@github.com" text:style-name="Internet_20_link" text:visited-style-name="Visited_20_Internet_20_Link">com</text:a><text:span text:style-name="T22">:Sachin-beryl/demo-for-ssh.git)</text:span></text:p>
                          <text:p text:style-name="P83"><text:span text:style-name="T11">g</text:span><text:span text:style-name="T2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2">By HTTPs :-</text:p>
          <text:list>
            <text:list-item>
              <text:list>
                <text:list-item>
                  <text:p text:style-name="P48">git init</text:p>
                  <text:p text:style-name="P48">git add file or folder_name</text:p>
                  <text:p text:style-name="P48">git commit -m “commant”</text:p>
                  <text:p text:style-name="P48">git branch -M main</text:p>
                  <text:p text:style-name="P19"><text:span text:style-name="T13">git remote add origin </text:span><text:span text:style-name="T24">url </text:span><text:span text:style-name="T13"><text:s text:c="5"/></text:span><text:span text:style-name="T24">:- url -&gt;(https://github.com/sachin-beryl/Training.git)</text:span></text:p>
                  <text:p text:style-name="P19"><text:span text:style-name="T13">git push -u origin main </text:span><text:span text:style-name="T12"><text:tab/></text:span></text:p>
                </text:list-item>
                <text:list-item>
                  <text:p text:style-name="P49">After executing above command enter username and password of github.</text:p>
                </text:list-item>
                <text:list-item>
                  <text:p text:style-name="P84"><text:span text:style-name="T14">I</text:span><text:span text:style-name="T19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5"><text:span text:style-name="T2">Github profile setting -&gt; scroll down and click on developer setting -&gt; personal access tokens -&gt; tokens(classic) -&gt; </text:span><text:span text:style-name="T15">generate new token -&gt; generate new token (classic) -&gt; check all the boxes -&gt; click generate token.</text:span></text:p>
                            </text:list-item>
                            <text:list-item>
                              <text:p text:style-name="P86"><text:span text:style-name="T2">Copy the token </text:span><text:span text:style-name="T16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0">Now use the token as password .</text:p>
                </text:list-item>
              </text:list>
            </text:list-item>
          </text:list>
        </text:list-item>
      </text:list>
      <text:p text:style-name="P65">15 . To re-set remote url </text:p>
      <text:list xml:id="list165421010300025" text:continue-numbering="true" text:style-name="List_20_1">
        <text:list-item>
          <text:p text:style-name="P52">Copy the url from the github (http or ssh)</text:p>
        </text:list-item>
        <text:list-item>
          <text:p text:style-name="P52">syntax :- git remote set-url origin <text:span text:style-name="T26">url </text:span><text:s text:c="17"/>:- url -&gt; <text:a xlink:type="simple" xlink:href="mailto:git@github.com" text:style-name="Internet_20_link" text:visited-style-name="Visited_20_Internet_20_Link">git@github.com</text:a>:Sachin-beryl/Training.git</text:p>
        </text:list-item>
      </text:list>
      <text:p text:style-name="P66">16. git help</text:p>
      <text:list xml:id="list165421425031072" text:continue-numbering="true" text:style-name="List_20_1">
        <text:list-item>
          <text:p text:style-name="P54">helps to understand the git commands</text:p>
          <text:list>
            <text:list-header>
              <text:p text:style-name="P54"><text:span text:style-name="T26">syntax :-</text:span> git help</text:p>
              <text:list>
                <text:list-item>
                  <text:list>
                    <text:list-item>
                      <text:list>
                        <text:list-header>
                          <text:p text:style-name="P54">:- git help log (for knowing about the log command)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54">similar to man command</text:p>
          <text:list>
            <text:list-header>
              <text:p text:style-name="P54"><text:span text:style-name="T26">syntax :-</text:span> man git log</text:p>
            </text:list-header>
          </text:list>
        </text:list-item>
      </text:list>
      <text:p text:style-name="P53"/>
      <text:p text:style-name="P53"/>
      <text:p text:style-name="P53"/>
      <text:p text:style-name="P53"/>
      <text:p text:style-name="P67"><text:soft-page-break/>17. git rm</text:p>
      <text:list xml:id="list165420830742412" text:continue-numbering="true" text:style-name="List_20_1">
        <text:list-item>
          <text:p text:style-name="P63">steps :-</text:p>
          <text:list>
            <text:list-item>
              <text:list>
                <text:list-item>
                  <text:list>
                    <text:list-item>
                      <text:p text:style-name="P55">git rm “file_name”</text:p>
                    </text:list-item>
                    <text:list-item>
                      <text:p text:style-name="P55">git commit -m “message”</text:p>
                    </text:list-item>
                    <text:list-item>
                      <text:p text:style-name="P55">git push &lt;remote&gt; &lt;branch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Remove repo with sub-repo <text:s text:c="3"/>syntax :- git rm -r <text:s/>“file name” </text:p>
        </text:list-item>
      </text:list>
      <text:p text:style-name="P68">18. git checkout</text:p>
      <text:list xml:id="list165420199335900" text:continue-numbering="true" text:style-name="List_20_1">
        <text:list-item>
          <text:p text:style-name="P57">use to make branch and navigate between the branches.</text:p>
        </text:list-item>
        <text:list-item>
          <text:p text:style-name="P57">Create new branch :- git checkout -b name_of_name</text:p>
        </text:list-item>
        <text:list-item>
          <text:p text:style-name="P57">switch to new branch :- git checkout name_of_branch</text:p>
        </text:list-item>
        <text:list-item>
          <text:p text:style-name="P57">copy all data from one to another branch :- git checkout -b <text:span text:style-name="T26">destination_branch_name <text:s/>source_branch_name</text:span></text:p>
        </text:list-item>
      </text:list>
      <text:p text:style-name="P69">19. git branch</text:p>
      <text:list xml:id="list165421057940768" text:continue-numbering="true" text:style-name="List_20_1">
        <text:list-item>
          <text:p text:style-name="P58">To check name of branches for that git location.</text:p>
        </text:list-item>
        <text:list-item>
          <text:p text:style-name="P58"><text:span text:style-name="T26">Syntax :- </text:span>git branch </text:p>
        </text:list-item>
      </text:list>
      <text:p text:style-name="P71">20. merge branches</text:p>
      <text:list xml:id="list165420262986442" text:continue-numbering="true" text:style-name="List_20_1">
        <text:list-item>
          <text:p text:style-name="P59">below commands should be written in the master branch or main branch of projec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0">Syntax :- git merge branch_name<text:span text:style-name="T27">(branch which you want to merge </text:span><text:span text:style-name="T28">with main branch).</text:span></text:p>
                        </text:list-item>
                        <text:list-item>
                          <text:p text:style-name="P61"><text:span text:style-name="T29">If conflict , then remove conflict.</text:span></text:p>
                        </text:list-item>
                        <text:list-item>
                          <text:p text:style-name="P61"><text:span text:style-name="T29">git add .</text:span></text:p>
                        </text:list-item>
                        <text:list-item>
                          <text:p text:style-name="P61"><text:span text:style-name="T29">Then commit the merge (git commit -m “merging branches”)</text:span></text:p>
                          <text:p text:style-name="P61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0">2<text:span text:style-name="T30">1</text:span>. To make change in comment</text:p>
      <text:list xml:id="list165421247488903" text:continue-numbering="true" text:style-name="List_20_1">
        <text:list-item>
          <text:p text:style-name="P20"><text:span text:style-name="T18">git commit --amend -&gt; it will open vim editor -&gt; add message in vim -&gt; wq to save message and exit the vim editor. <text:s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1-31T16:54:18.802952149</dc:date>
    <meta:editing-duration>PT2H39M50S</meta:editing-duration>
    <meta:editing-cycles>63</meta:editing-cycles>
    <meta:generator>LibreOffice/6.4.7.2$Linux_X86_64 LibreOffice_project/40$Build-2</meta:generator>
    <meta:document-statistic meta:table-count="0" meta:image-count="0" meta:object-count="0" meta:page-count="5" meta:paragraph-count="146" meta:word-count="1179" meta:character-count="6045" meta:non-whitespace-character-count="5061"/>
  </office:meta>
</office:document-meta>
</file>